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46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table name</text:p>
          </table:table-cell>
          <table:table-cell table:style-name="ce2" office:value-type="string">
            <text:p># columns</text:p>
          </table:table-cell>
          <table:table-cell table:style-name="ce2" office:value-type="string">
            <text:p>row size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final</text:p>
          </table:table-cell>
          <table:table-cell table:style-name="ce5" table:number-columns-repeated="1019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[bytes]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[bytes]</text:p>
          </table:table-cell>
          <table:table-cell table:style-name="ce5" table:number-columns-repeated="1019"/>
        </table:table-row>
        <table:table-row table:style-name="ro2">
          <table:table-cell office:value-type="string">
            <text:p>Object</text:p>
          </table:table-cell>
          <table:table-cell office:value-type="float" office:value="243">
            <text:p>243</text:p>
          </table:table-cell>
          <table:table-cell office:value-type="float" office:value="1109">
            <text:p>1,109</text:p>
          </table:table-cell>
          <table:table-cell office:value-type="float" office:value="1">
            <text:p>1</text:p>
          </table:table-cell>
          <table:table-cell table:style-name="ce4" table:formula="of:=[.C3]*[.D3]" office:value-type="float" office:value="1109">
            <text:p>1,109</text:p>
          </table:table-cell>
          <table:table-cell table:style-name="ce6" table:formula="of:=[.E3]/[.E9]" office:value-type="percentage" office:value="0.0609273706186133">
            <text:p>6%</text:p>
          </table:table-cell>
          <table:table-cell table:number-columns-repeated="1018"/>
        </table:table-row>
        <table:table-row table:style-name="ro2">
          <table:table-cell office:value-type="string">
            <text:p>Object all extra tables</text:p>
          </table:table-cell>
          <table:table-cell table:formula="of:=SUM([.B5:.B8])" office:value-type="float" office:value="4227">
            <text:p>4,227</text:p>
          </table:table-cell>
          <table:table-cell table:formula="of:=SUM([.C5:.C8])" office:value-type="float" office:value="16267">
            <text:p>16,267</text:p>
          </table:table-cell>
          <table:table-cell/>
          <table:table-cell table:style-name="ce4" table:formula="of:=SUM([.E5:.E8])" office:value-type="float" office:value="17093">
            <text:p>17,093</text:p>
          </table:table-cell>
          <table:table-cell table:style-name="ce6" table:formula="of:=[.E4]/[.E9]" office:value-type="percentage" office:value="0.939072629381387">
            <text:p>94%</text:p>
          </table:table-cell>
          <table:table-cell table:number-columns-repeated="1018"/>
        </table:table-row>
        <table:table-row table:style-name="ro4">
          <table:table-cell office:value-type="string">
            <text:p><text:s text:c="4"/>Object_APMean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5]*[.D5]" office:value-type="float" office:value="144">
            <text:p>144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>
            <text:p><text:s text:c="4"/>Object_Periodi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[.C6]*[.D6]" office:value-type="float" office:value="448">
            <text:p>448</text:p>
          </table:table-cell>
          <table:table-cell/>
          <table:table-cell table:style-name="ce6"/>
          <table:table-cell table:number-columns-repeated="1017"/>
        </table:table-row>
        <table:table-row table:style-name="ro4">
          <table:table-cell office:value-type="string">
            <text:p><text:s text:c="4"/>Object_NonPeriodi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C7]*[.D7]" office:value-type="float" office:value="280">
            <text:p>28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>
            <text:p><text:s text:c="4"/>Object_Extra</text:p>
          </table:table-cell>
          <table:table-cell table:formula="of:=1+60+153+19*200+2*100" office:value-type="float" office:value="4214">
            <text:p>4,214</text:p>
          </table:table-cell>
          <table:table-cell table:formula="of:=8+60*1+153*1+4*19*200+4*2*100" office:value-type="float" office:value="16221">
            <text:p>16,221</text:p>
          </table:table-cell>
          <table:table-cell office:value-type="float" office:value="1">
            <text:p>1</text:p>
          </table:table-cell>
          <table:table-cell table:formula="of:=[.C8]*[.D8]" office:value-type="float" office:value="16221">
            <text:p>16,22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[.E3]+[.E4]" office:value-type="float" office:value="18202">
            <text:p>18,202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ource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formula="of:=[.C12]*[.D12]" office:value-type="float" office:value="224">
            <text:p>224</text:p>
          </table:table-cell>
          <table:table-cell table:number-columns-repeated="1019"/>
        </table:table-row>
        <table:table-row table:style-name="ro4">
          <table:table-cell office:value-type="string">
            <text:p>Source_APMea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C13]*[.D13]" office:value-type="float" office:value="128">
            <text:p>128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table:formula="of:=SUM([.E12:.E13])" office:value-type="float" office:value="352">
            <text:p>352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DiaObject</text:p>
          </table:table-cell>
          <table:table-cell office:value-type="float" office:value="56">
            <text:p>56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table:style-name="ce4" table:formula="of:=[.C16]*[.D16]" office:value-type="float" office:value="248">
            <text:p>2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DiaSource</text:p>
          </table:table-cell>
          <table:table-cell office:value-type="float" office:value="44">
            <text:p>44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table:style-name="ce4" table:formula="of:=[.C18]*[.D18]" office:value-type="float" office:value="208">
            <text:p>20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orcedDiaSourc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4" table:formula="of:=[.C20]*[.D20]" office:value-type="float" office:value="44">
            <text:p>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ForcedSource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4" table:formula="of:=[.C22]*[.D22]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SSObject</text:p>
          </table:table-cell>
          <table:table-cell office:value-type="float" office:value="69">
            <text:p>69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style-name="ce4" table:formula="of:=[.C24]*[.D24]" office:value-type="float" office:value="436">
            <text:p>436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ecla</meta:initial-creator>
    <meta:creation-date>2013-08-01T12:33:11</meta:creation-date>
    <dc:date>2013-08-01T13:05:10</dc:date>
    <dc:creator>Jacek Becla</dc:creator>
    <meta:editing-duration>PT6M26S</meta:editing-duration>
    <meta:editing-cycles>2</meta:editing-cycles>
    <meta:generator>LibreOffice/3.5$Linux_x86 LibreOffice_project/350m1$Build-2</meta:generator>
    <meta:document-statistic meta:table-count="3" meta:cell-count="78" meta:object-count="0"/>
  </office:meta>
</office:document-meta>
</file>